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cec3f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cec3f"/>
    </style:style>
    <style:style style:name="T3" style:family="text">
      <style:text-properties fo:color="#0000ff" officeooo:rsid="001cec3f"/>
    </style:style>
    <style:style style:name="T4" style:family="text">
      <style:text-properties fo:color="#ff0000"/>
    </style:style>
    <style:style style:name="T5" style:family="text">
      <style:text-properties officeooo:rsid="001e8474"/>
    </style:style>
    <style:style style:name="T6" style:family="text">
      <style:text-properties officeooo:rsid="00225ae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Lesson 1: What is a Function?</text:span></text:span></text:h>
      <text:p text:style-name="P3"><text:span text:style-name="Strong_20_Emphasis"/></text:p>
      <text:p text:style-name="P3"><text:span text:style-name="Strong_20_Emphasis">Function:</text:span> A segment of code that performs a specific task, sometimes taking some input and sometimes returning some output.</text:p>
      <text:p text:style-name="P3"/>
      <text:p text:style-name="P3"><text:span text:style-name="Strong_20_Emphasis">Function Call:</text:span> A place where a function is actually used in some code.</text:p>
      <text:p text:style-name="P3"/>
      <text:p text:style-name="P5"><text:span text:style-name="Strong_20_Emphasis">Function Definition:</text:span> A segment of code that creates a function, including its name, parameters, and code, to be used by other portions of a program.</text:p>
      <text:p text:style-name="Text_20_body"><text:span text:style-name="Strong_20_Emphasis">Parameter:</text:span> A variable for which a function expects to receive a value when called, whose scope is the function’s own execution.</text:p>
      <text:p text:style-name="Text_20_body"><text:span text:style-name="Strong_20_Emphasis">Function Header:</text:span> The name and list of parameters a function expects, provided as reference to the rest of the program to use when calling the function.</text:p>
      <text:p text:style-name="Text_20_body"><text:span text:style-name="Strong_20_Emphasis">Function Body:</text:span> The code that a function runs when called.</text:p>
      <text:p text:style-name="Text_20_body"><text:span text:style-name="Strong_20_Emphasis">Return Statement:</text:span> The line of code that defines what output will be sent back at the end of a function.</text:p>
      <text:p text:style-name="P3"><text:span text:style-name="Strong_20_Emphasis">Arguments:</text:span> Values passed into parameters during a function call. Essentially, these are the values assigned to the function’s dedicated variables (i.e., parameters).</text:p>
      <text:p text:style-name="P3"/>
      <text:h text:style-name="P2" text:outline-level="1">Lesson 2: An Analogy for Functions</text:h>
      <text:p text:style-name="P3"/>
      <text:h text:style-name="P2" text:outline-level="1">Lesson 3: Simple Functions in Python</text:h>
      <text:p text:style-name="P3"/>
      <text:p text:style-name="P4"><text:span text:style-name="T3">def</text:span><text:span text:style-name="T2"> function_name(input1, input2,..):</text:span></text:p>
      <text:p text:style-name="P4"><text:tab/><text:span text:style-name="T2">instructions</text:span></text:p>
      <text:p text:style-name="P4"><text:tab/>...</text:p>
      <text:p text:style-name="P3"/>
      <text:h text:style-name="P2" text:outline-level="1">Lesson 4: Functions with Returns and Parameters in Python</text:h>
      <text:p text:style-name="P3"/>
      <text:p text:style-name="P5">functions are defined by input and output. Functions may take some input, and they may return some output.</text:p>
      <text:p text:style-name="Text_20_body"><text:span text:style-name="T4">Parameters are the pieces of input the function expects</text:span>, while <text:span text:style-name="T4">arguments are the actual pieces of input</text:span> a specific function call receives.</text:p>
      <text:p text:style-name="P3">The code in your functions should only <text:span text:style-name="T4">ever use variables from its parameter list</text:span> <text:span text:style-name="Emphasis">or</text:span> <text:span text:style-name="T4">variables created inside the function</text:span>. It should never use variables created outside the function <text:span text:style-name="T5">since the variables defined outside the function are available inside the function</text:span>.</text:p>
      <text:p text:style-name="P3"/>
      <text:p text:style-name="P3"/>
      <text:p text:style-name="P3"/>
      <text:p text:style-name="P3"/>
      <text:h text:style-name="P2" text:outline-level="1"><text:soft-page-break/>Lesson 5: Common Function Errors in Python</text:h>
      <text:p text:style-name="P3"/>
      <text:p text:style-name="P5">The two common errors we'll encounter with functions are:</text:p>
      <text:list xml:id="list3849001636" text:style-name="L1">
        <text:list-item>
          <text:p text:style-name="P7"><text:span text:style-name="Strong_20_Emphasis">Parameter Mismatch: </text:span>We gave a function more or fewer parameters than it expected. </text:p>
        </text:list-item>
        <text:list-item>
          <text:p text:style-name="P6"><text:span text:style-name="Strong_20_Emphasis">Scope Error: </text:span>We tried to use a variable in a function that was created outside the function, or similarly, we tried to use a variable outside a function that was created inside the function. </text:p>
        </text:list-item>
      </text:list>
      <text:p text:style-name="P3"/>
      <text:h text:style-name="P2" text:outline-level="1">Interlude 3.4.2: Functions Returning None</text:h>
      <text:p text:style-name="P3"/>
      <text:p text:style-name="P3"><text:span text:style-name="T6">T</text:span>he principle of None and functions is relatively simple: <text:span text:style-name="Strong_20_Emphasis">if a function does not otherwise return anything, it returns None.</text:span></text:p>
      <text:p text:style-name="P3"/>
      <text:h text:style-name="P2" text:outline-level="1">Lesson 6: Advanced Python Functions</text:h>
      <text:p text:style-name="P3"/>
      <text:p text:style-name="P3"><text:span text:style-name="Strong_20_Emphasis">Keyword Parameters:</text:span> A special kind of optional parameter to which the program may choose to assign an argument during a function call, or may ignore. Typically, keyword parameters have a default value that is used if it is not overridden by a function call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1:42:01.949512359</meta:creation-date>
    <dc:date>2022-01-15T20:41:42.550570880</dc:date>
    <meta:editing-duration>PT4H7M5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408" meta:character-count="2495" meta:non-whitespace-character-count="2111"/>
  </office:meta>
</office:document-meta>
</file>